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3.87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3.974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895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4.791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4.632cm" fo:break-before="auto" style:use-optimal-row-height="true"/>
    </style:style>
    <style:style style:name="ro23" style:family="table-row">
      <style:table-row-properties style:row-height="6.923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3.159cm" fo:break-before="auto" style:use-optimal-row-height="true"/>
    </style:style>
    <style:style style:name="ro26" style:family="table-row">
      <style:table-row-properties style:row-height="2.316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4.711cm" fo:break-before="auto" style:use-optimal-row-height="true"/>
    </style:style>
    <style:style style:name="ro29" style:family="table-row">
      <style:table-row-properties style:row-height="6.16cm" fo:break-before="auto" style:use-optimal-row-height="true"/>
    </style:style>
    <style:style style:name="ro30" style:family="table-row">
      <style:table-row-properties style:row-height="8.819cm" fo:break-before="auto" style:use-optimal-row-height="true"/>
    </style:style>
    <style:style style:name="ro31" style:family="table-row">
      <style:table-row-properties style:row-height="4.316cm" fo:break-before="auto" style:use-optimal-row-height="true"/>
    </style:style>
    <style:style style:name="ro32" style:family="table-row">
      <style:table-row-properties style:row-height="2.395cm" fo:break-before="auto" style:use-optimal-row-height="true"/>
    </style:style>
    <style:style style:name="ro33" style:family="table-row">
      <style:table-row-properties style:row-height="2.895cm" fo:break-before="auto" style:use-optimal-row-height="tru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2.184cm" fo:break-before="auto" style:use-optimal-row-height="true"/>
    </style:style>
    <style:style style:name="ro37" style:family="table-row">
      <style:table-row-properties style:row-height="5.738cm" fo:break-before="auto" style:use-optimal-row-height="true"/>
    </style:style>
    <style:style style:name="ro38" style:family="table-row">
      <style:table-row-properties style:row-height="2.974cm" fo:break-before="auto" style:use-optimal-row-height="true"/>
    </style:style>
    <style:style style:name="ro39" style:family="table-row">
      <style:table-row-properties style:row-height="2.263cm" fo:break-before="auto" style:use-optimal-row-height="true"/>
    </style:style>
    <style:style style:name="ro40" style:family="table-row">
      <style:table-row-properties style:row-height="1.552cm" fo:break-before="auto" style:use-optimal-row-height="true"/>
    </style:style>
    <style:style style:name="ro41" style:family="table-row">
      <style:table-row-properties style:row-height="3.685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5.106cm" fo:break-before="auto" style:use-optimal-row-height="true"/>
    </style:style>
    <style:style style:name="ro44" style:family="table-row">
      <style:table-row-properties style:row-height="4.554cm" fo:break-before="auto" style:use-optimal-row-height="true"/>
    </style:style>
    <style:style style:name="ro45" style:family="table-row">
      <style:table-row-properties style:row-height="5.186cm" fo:break-before="auto" style:use-optimal-row-height="true"/>
    </style:style>
    <style:style style:name="ro46" style:family="table-row">
      <style:table-row-properties style:row-height="3.217cm" fo:break-before="auto" style:use-optimal-row-height="true"/>
    </style:style>
    <style:style style:name="ro4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4T14:33:03.63">
            <text:p>0504 <text:s/>1433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4T14:33:03.63">
            <text:p>0504 <text:s/>1433</text:p>
          </table:table-cell>
          <table:table-cell table:style-name="ce8" table:formula="of:=NOW()" office:value-type="date" office:date-value="2022-05-04T14:33:03.63">
            <text:p>0504 <text:s/>143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4T14:33:03.63">
            <text:p>0504 <text:s/>143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4T14:33:03.63">
            <text:p>0504 <text:s/>1433</text:p>
          </table:table-cell>
          <table:table-cell table:style-name="ce8" table:formula="of:=NOW()" office:value-type="date" office:date-value="2022-05-04T14:33:03.63">
            <text:p>0504 <text:s/>1433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5-02T13:27:15.81">
            <text:p>05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pierwszej Maja. / Księwiek : 0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حد، الأول من شهر مايو \ التاسع والعشرين من شهر رمضان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1). / 곡우(4/20), 제 열둘(12) 날. / 말후(4/30), 제 둘 날. (2) 공자 년, +552 / 네닌 년, -1870 / 간교(元慶)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NgeSonto[niedziele / inyanga[miesia_c / ezinhlanu[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33" office:value-type="string" table:number-columns-spanned="3" table:number-rows-spanned="1">
            <text:p>猫。ミケ。来てくれる。クロ。来ない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33" office:value-type="string" table:number-columns-spanned="3" table:number-rows-spanned="1">
            <text:p>午前中、壁に行く。西の一画へ行く。道路から向かって、右手の奥、角。ミケは、いない。＜２＞葉が、いくらか、こんもりと集まっている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33" office:value-type="string" table:number-columns-spanned="3" table:number-rows-spanned="1">
            <text:p>（３）そのこんもりの後ろ、学校の塀。表面に、凹凸あり。&lt;2&gt;こんもりの天面。の、すぐ背後。凹凸の、凸が、配置されているか。ちょうど、影がち。色が、灰色、濃いめ。左上が、かく、かく、と、２つのとんがりの形。ちょうど、土曜に、病院へ行く時。ミケが、そこに寝ていたのだが、そのミケの、私から見て左側に、その、かくかく、が見えた。それは、クロの耳だと、私には、見えた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こうして、見てみると、それは、耳だと思ったものは、いま見えている、[かくかく]の、部分だった（の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3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夜。上述のとおり、ミケは来てくれた。ただ、私が壁に着いたときは、いない。西へ行って、呼びかける。気配なし。＜２＞壁に戻る。壁の前に立つ、５－６歩まえの位置のとき、[ニャ]と、微かな声が聞こえたように感じた。＜３＞壁の前に立つ。下空間の、南側。西の端と、こちら側との、中間辺り。丸みを帯びた、影がある。見始めの時、一瞬だろうか、影は動かない。わずかに、訝しみの念。＜４＞そしてすぐ、影は動く。ミケとなって、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4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壁まで出てくるように言ったか、あるいは、私が歩道へ回って、フェンス越しにあげたか。記憶が不詳。思い出せない。ペーストをひと袋、あげる。固形はあげなかった。食べているミケに向かって、[こないだんときは、悪かったな]、と、侘びの言葉をかける。ミケの[アウアウ]を、受け止めてあげられなかったこと。ぴしゃっと、声で、ミケの顔を、叩[はた]いてしまっ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 office:value-type="date" office:date-value="2022-05-03T13:09:39.969999">
            <text:p>05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rugiej Maja. / Księwiek : 1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ني من شهر مايو \ الثلاثين من شهر رمضان، يوم الأخي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2). / 곡우(4/20), 제 열셋 날. / 말후(4/30), 제 셋 날. / 공자년, +552. 네닌 년, -1870. 간교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오늘은 --&gt; 없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ミケ。来てくれた。壁の上にいる。階段と餌壁、中間。鳴き声をだ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5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クロ。来ない。＜２＞階段の手前に来たとき、微かに、[ニャ、]という、細い声を聞いた気がした。ミケを見つけて、見上げながら歩き始めたとき、また、右手から、[ニャ、]という声。その時点で、ドンかな、と思った。＜３＞１回目、階段の手前のとき。階段の下を通るとき。クロかな、と、なんの疑念もなく、考えが浮かんだ。もしそうだとしても、驚かない。だろう、という、何か、静かな、悟りのような状態に、頭は、い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5-04T14:02:49.5">
            <text:p>05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trzeciego Maja. / Księwiek : 2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لث منب شهر مايو \ الأوال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3). / 곡우(4/20), 제 열넷 말. / 말후(4/30), 제 넷 날. / 공자 년, 2574(+552) / 네닌 년, 152(-1870) / 간교 년, 1144(-878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&lt;서력 1928 : 중화민국&gt; 졔남사건(済南事件) / &lt;서 1939 : 중화민국&gt; 일본군, 중국 충칭(重慶)를 공폭. / &lt;1946 : 일본&gt; 극동국제군사재판 시작. / &lt;1962 : 일본&gt; 미카와시마(三河島) 사고 (철도 사고). / &lt;1986 : 대한민국&gt; 인천 사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中間壁[ちゅうかんかべ]に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ペーストをあげたあと、直後、階段の方角を見やる。すると、胸に、何か大きな、中の詰まった空洞のようなものが、ブオッと、包み始めた。いや、すでに、包まれているのを、知覚し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＜２＞ミケに、こうやって、ペーストをあげる。そして、つぎに、クロに、残りの半分をあげる。のが、いままで。それが、いまは、あげる相手がい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＜３＞という現実を、現実に、行き当たる。そのとき、上述の如く、大きな空洞が、俺の中と、外を、満たしているのを、覚知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04T14:33:01.35">
            <text:p>2022/5/4 14:33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4">2022/05/04</text:date>, <text:time>14:33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4T14:33:03</dc:date>
    <dc:creator>iwabuchi ken</dc:creator>
    <meta:editing-duration>P17DT23H5M39S</meta:editing-duration>
    <meta:editing-cycles>2476</meta:editing-cycles>
    <meta:generator>OpenOffice/4.1.3$Win32 OpenOffice.org_project/413m1$Build-9783</meta:generator>
    <meta:document-statistic meta:table-count="2" meta:cell-count="1090" meta:object-count="0"/>
  </office:meta>
</office:document-meta>
</file>